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200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2002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2002" style:display-name="PageStyle_arrests-local-state-police-2002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